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0A0000004B03979B3D5F3B06EE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2" svg:font-family="Arial"/>
    <style:font-face style:name="Calibri1" svg:font-family="Calibri"/>
    <style:font-face style:name="Courier1" svg:font-family="Courier"/>
    <style:font-face style:name="ＭＳ Ｐゴシック1" svg:font-family="'ＭＳ Ｐゴシック'"/>
    <style:font-face style:name="Lucida Sans Unicode1" svg:font-family="'Lucida Sans Unicode'" style:font-family-generic="modern" style:font-pitch="fixed"/>
    <style:font-face style:name="Arial" svg:font-family="Arial" style:font-pitch="variable"/>
    <style:font-face style:name="Calibri" svg:font-family="Calibri" style:font-pitch="variable"/>
    <style:font-face style:name="Courier" svg:font-family="Courier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ＭＳ Ｐゴシック" svg:font-family="'ＭＳ Ｐゴシック'" style:font-pitch="variable"/>
    <style:font-face style:name="DejaVu Sans" svg:font-family="'DejaVu Sans'" style:font-family-generic="modern" style:font-pitch="variable"/>
    <style:font-face style:name="Lucida Sans Unicode" svg:font-family="'Lucida Sans Unicode'" style:font-family-generic="modern" style:font-pitch="variable"/>
    <style:font-face style:name="Arial1" svg:font-family="Arial" style:font-family-generic="roman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DejaVu Sans2" svg:font-family="'DejaVu Sans'" style:font-family-generic="swiss" style:font-pitch="variable"/>
    <style:font-face style:name="Lucida Sans Unicode2" svg:font-family="'Lucida Sans Unicode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ＭＳ Ｐゴシック2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" style:family="graphic" style:parent-style-name="standard">
      <style:graphic-properties draw:stroke="none" svg:stroke-width="0cm" draw:fill="solid" draw:fill-color="#d9d9d9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6" style:family="graphic" style:parent-style-name="standard">
      <style:graphic-properties draw:stroke="none" draw:fill="none" fo:min-height="0.713cm"/>
      <style:paragraph-properties style:writing-mode="lr-tb"/>
    </style:style>
    <style:style style:name="gr7" style:family="graphic" style:parent-style-name="standard">
      <style:graphic-properties draw:stroke="none" draw:fill="none" fo:min-height="1.15cm"/>
      <style:paragraph-properties style:writing-mode="lr-tb"/>
    </style:style>
    <style:style style:name="gr8" style:family="graphic" style:parent-style-name="standard">
      <style:graphic-properties draw:stroke="solid" svg:stroke-width="0.053cm" svg:stroke-color="#ee2610" draw:marker-start="msArrowEnd_20_5" draw:marker-start-width="0.21cm" draw:marker-start-center="false" draw:stroke-linejoin="round" svg:stroke-linecap="butt" draw:fill="solid" draw:fill-color="#bbe0e3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Title_20_Slide-title">
      <style:graphic-properties draw:stroke="none" svg:stroke-width="0cm" draw:fill="none" draw:textarea-vertical-align="top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pr2" style:family="presentation" style:parent-style-name="Title_20_Slide-subtitle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pr3" style:family="presentation" style:parent-style-name="Title_20_Slide-backgroundobjects">
      <style:graphic-properties draw:stroke="none" svg:stroke-width="0.026cm" draw:stroke-linejoin="miter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4" style:family="presentation" style:parent-style-name="Title_20_Slide-notes" style:list-style-name="L9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pr6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0.798cm" fo:padding-top="0.125cm" fo:padding-bottom="0.125cm" fo:padding-left="0.25cm" fo:padding-right="0.25cm" fo:wrap-option="wrap"/>
      <style:paragraph-properties style:writing-mode="lr-tb"/>
    </style:style>
    <style:style style:name="pr7" style:family="presentation" style:parent-style-name="Title_20_and_20_Content-backgroundobjects">
      <style:graphic-properties draw:stroke="none" svg:stroke-width="0.026cm" draw:stroke-linejoin="miter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8" style:family="presentation" style:parent-style-name="Title_20_and_20_Content-notes" style:list-style-name="L9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9" style:family="presentation" style:parent-style-name="Title_20_and_20_Content-notes">
      <style:graphic-properties draw:fill-color="#ffffff" fo:min-height="11.429cm"/>
      <style:paragraph-properties style:writing-mode="lr-tb"/>
    </style:style>
    <style:style style:name="P1" style:family="paragraph">
      <style:paragraph-properties fo:margin-top="0cm" fo:margin-bottom="0cm" fo:line-height="100%" fo:text-align="center" style:punctuation-wrap="hanging" style:writing-mode="lr-tb"/>
    </style:style>
    <style:style style:name="P2" style:family="paragraph">
      <loext:graphic-properties draw:fill="none"/>
      <style:paragraph-properties fo:text-align="center" style:writing-mode="lr-tb" style:font-independent-line-spacing="true"/>
      <style:text-properties fo:font-size="44pt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535353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4" style:family="paragraph">
      <style:paragraph-properties fo:margin-top="0cm" fo:margin-bottom="0cm" fo:line-height="100%" fo:text-align="start" style:writing-mode="lr-tb"/>
      <style:text-properties fo:font-size="12pt" style:font-size-asian="14pt" style:font-size-complex="14pt"/>
    </style:style>
    <style:style style:name="P5" style:family="paragraph">
      <loext:graphic-properties draw:fill="none" draw:fill-color="#ffffff"/>
      <style:paragraph-properties fo:text-align="center" style:writing-mode="lr-tb" style:font-independent-line-spacing="true"/>
      <style:text-properties fo:font-size="12pt" style:font-size-asian="14pt" style:font-size-complex="14pt"/>
    </style:style>
    <style:style style:name="P6" style:family="paragraph">
      <loext:graphic-properties draw:fill="none" draw:fill-color="#ffffff"/>
      <style:paragraph-properties fo:margin-top="0cm" fo:margin-bottom="0cm" fo:line-height="100%" fo:text-align="start" style:writing-mode="lr-tb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7" style:family="paragraph">
      <style:paragraph-properties fo:margin-top="0cm" fo:margin-bottom="0cm" fo:line-height="100%" fo:text-align="start" style:punctuation-wrap="hanging" style:writing-mode="lr-tb"/>
    </style:style>
    <style:style style:name="P8" style:family="paragraph">
      <style:paragraph-properties fo:margin-left="0cm" fo:margin-right="0cm" fo:margin-top="0.226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9" style:family="paragraph">
      <style:paragraph-properties fo:margin-left="0cm" fo:margin-right="0cm" fo:margin-top="0.198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10" style:family="paragraph">
      <loext:graphic-properties draw:fill="none"/>
      <style:paragraph-properties fo:text-align="center" style:writing-mode="lr-tb" style:font-independent-line-spacing="true"/>
      <style:text-properties fo:font-size="32pt"/>
    </style:style>
    <style:style style:name="P11" style:family="paragraph">
      <style:paragraph-properties fo:margin-left="0cm" fo:margin-right="0cm" fo:margin-top="0.226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32pt"/>
    </style:style>
    <style:style style:name="P12" style:family="paragraph">
      <style:paragraph-properties fo:margin-left="0cm" fo:margin-right="0cm" fo:margin-top="0.198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32pt"/>
    </style:style>
    <style:style style:name="P13" style:family="paragraph">
      <style:paragraph-properties fo:margin-left="0cm" fo:margin-right="0cm" fo:margin-top="0.16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14" style:family="paragraph">
      <style:paragraph-properties fo:margin-left="0cm" fo:margin-right="0cm" fo:margin-top="0.14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15" style:family="paragraph">
      <style:paragraph-properties fo:margin-left="0.159cm" fo:margin-right="0cm" fo:margin-top="0.16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16" style:family="paragraph">
      <loext:graphic-properties draw:fill-color="#ffffff"/>
      <style:paragraph-properties style:writing-mode="lr-tb"/>
    </style:style>
    <style:style style:name="P17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18" style:family="paragraph">
      <style:paragraph-properties fo:margin-left="0cm" fo:margin-right="0cm" fo:margin-top="0.198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19" style:family="paragraph">
      <style:paragraph-properties fo:margin-top="0cm" fo:margin-bottom="0cm" fo:line-height="100%" fo:text-align="start" style:punctuation-wrap="simple" style:writing-mode="lr-tb"/>
      <style:text-properties fo:font-size="18pt"/>
    </style:style>
    <style:style style:name="P20" style:family="paragraph">
      <loext:graphic-properties draw:fill="solid" draw:fill-color="#d9d9d9"/>
      <style:paragraph-properties fo:text-align="center" style:writing-mode="lr-tb" style:font-independent-line-spacing="true"/>
      <style:text-properties fo:font-size="18pt"/>
    </style:style>
    <style:style style:name="P21" style:family="paragraph">
      <loext:graphic-properties draw:fill="none"/>
      <style:paragraph-properties fo:text-align="center" style:writing-mode="lr-tb" style:font-independent-line-spacing="true"/>
      <style:text-properties fo:font-size="18pt"/>
    </style:style>
    <style:style style:name="P22" style:family="paragraph">
      <loext:graphic-properties draw:fill="solid" draw:fill-color="#d9d9d9"/>
      <style:paragraph-properties fo:margin-top="0cm" fo:margin-bottom="0cm" fo:line-height="100%" fo:text-align="start" style:punctuation-wrap="simple" style:writing-mode="lr-tb" style:font-independent-line-spacing="true"/>
      <style:text-properties fo:font-size="18pt"/>
    </style:style>
    <style:style style:name="P23" style:family="paragraph">
      <loext:graphic-properties draw:fill="none"/>
      <style:paragraph-properties fo:margin-top="0cm" fo:margin-bottom="0cm" fo:line-height="100%" fo:text-align="start" style:punctuation-wrap="simple" style:writing-mode="lr-tb" style:font-independent-line-spacing="true"/>
      <style:text-properties fo:font-size="18pt"/>
    </style:style>
    <style:style style:name="P24" style:family="paragraph">
      <loext:graphic-properties draw:fill="none"/>
    </style:style>
    <style:style style:name="P25" style:family="paragraph">
      <loext:graphic-properties draw:fill-color="#ffffff"/>
      <style:paragraph-properties style:writing-mode="lr-tb"/>
      <style:text-properties fo:font-size="20pt"/>
    </style:style>
    <style:style style:name="P26" style:family="paragraph">
      <loext:graphic-properties draw:fill="solid" draw:fill-color="#bbe0e3"/>
      <style:paragraph-properties fo:text-align="center"/>
      <style:text-properties fo:font-size="18pt"/>
    </style:style>
    <style:style style:name="P27" style:family="paragraph">
      <style:paragraph-properties fo:margin-top="0cm" fo:margin-bottom="0cm" fo:line-height="100%" fo:text-align="end" style:punctuation-wrap="simple" style:writing-mode="lr-tb"/>
      <style:text-properties fo:font-size="18pt"/>
    </style:style>
    <style:style style:name="P28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</style:style>
    <style:style style:name="P29" style:family="paragraph">
      <style:paragraph-properties fo:margin-left="0.159cm" fo:margin-right="0cm" fo:margin-top="0.226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language="en" fo:country="US" fo:font-style="normal" style:text-underline-style="none" fo:font-weight="normal" style:font-name-asian="ＭＳ Ｐゴシック1" style:font-size-asian="44pt" style:font-style-asian="normal" style:font-weight-asian="normal" style:font-name-complex="ＭＳ Ｐゴシック1" style:font-size-complex="44pt" style:font-style-complex="normal" style:font-weight-complex="normal"/>
    </style:style>
    <style:style style:name="T2" style:family="text">
      <style:text-properties fo:font-variant="normal" fo:text-transform="non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style:font-name-asian="Lucida Sans Unicode1" style:font-size-asian="12pt" style:font-style-asian="normal" style:font-weight-asian="normal" style:font-name-complex="Lucida Sans Unicode2" style:font-size-complex="12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language="en" fo:country="US" fo:font-style="normal" style:text-underline-style="none" fo:font-weight="normal" style:font-name-asian="ＭＳ Ｐゴシック1" style:font-size-asian="32pt" style:font-style-asian="normal" style:font-weight-asian="normal" style:font-name-complex="ＭＳ Ｐゴシック1" style:font-size-complex="32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language="en" fo:country="US" fo:font-style="normal" style:text-underline-style="none" fo:font-weight="normal" style:font-name-asian="ＭＳ Ｐゴシック1" style:font-size-asian="28pt" style:font-style-asian="normal" style:font-weight-asian="normal" style:font-name-complex="ＭＳ Ｐゴシック1" style:font-size-complex="2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style:font-name-asian="ＭＳ Ｐゴシック1" style:font-size-asian="24pt" style:font-style-asian="normal" style:font-weight-asian="normal" style:font-name-complex="ＭＳ Ｐゴシック1" style:font-size-complex="24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language="en" fo:country="US" fo:font-style="normal" style:text-underline-style="none" fo:font-weight="normal" style:font-name-asian="ＭＳ Ｐゴシック1" style:font-size-asian="20pt" style:font-style-asian="normal" style:font-weight-asian="normal" style:font-name-complex="ＭＳ Ｐゴシック1" style:font-size-complex="20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language="en" fo:country="US" fo:font-style="normal" style:text-underline-style="none" fo:font-weight="bold" style:font-name-asian="ＭＳ Ｐゴシック1" style:font-size-asian="20pt" style:font-style-asian="normal" style:font-weight-asian="bold" style:font-name-complex="ＭＳ Ｐゴシック1" style:font-size-complex="20pt" style:font-style-complex="normal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language="en" fo:country="CA" fo:font-style="normal" style:text-underline-style="none" fo:font-weight="normal" style:font-name-asian="ＭＳ Ｐゴシック1" style:font-size-asian="32pt" style:font-style-asian="normal" style:font-weight-asian="normal" style:font-name-complex="ＭＳ Ｐゴシック1" style:font-size-complex="32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language="en" fo:country="CA" fo:font-style="normal" style:text-underline-style="none" fo:font-weight="normal" style:font-name-asian="ＭＳ Ｐゴシック1" style:font-size-asian="28pt" style:font-style-asian="normal" style:font-weight-asian="normal" style:font-name-complex="ＭＳ Ｐゴシック1" style:font-size-complex="28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language="en" fo:country="CA" fo:font-style="italic" style:text-underline-style="none" fo:font-weight="normal" style:font-name-asian="ＭＳ Ｐゴシック1" style:font-size-asian="28pt" style:font-style-asian="italic" style:font-weight-asian="normal" style:font-name-complex="ＭＳ Ｐゴシック1" style:font-size-complex="28pt" style:font-style-complex="italic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Courier1" fo:font-size="18pt" fo:letter-spacing="normal" fo:language="en" fo:country="US" fo:font-style="normal" style:text-underline-style="none" fo:font-weight="normal" style:font-size-asian="18pt" style:font-style-asian="normal" style:font-weight-asian="normal" style:font-name-complex="Courier1" style:font-size-complex="18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Courier1" fo:font-size="12pt" fo:letter-spacing="normal" fo:language="en" fo:country="US" fo:font-style="normal" style:text-underline-style="none" fo:font-weight="normal" style:font-size-asian="12pt" style:font-style-asian="normal" style:font-weight-asian="normal" style:font-name-complex="Courier1" style:font-size-complex="12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2" fo:font-size="18pt" fo:letter-spacing="normal" fo:language="en" fo:country="CA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en" fo:country="CA" fo:font-style="normal" style:text-underline-style="none" fo:font-weight="normal" style:font-name-asian="ＭＳ Ｐゴシック1" style:font-size-asian="24pt" style:font-style-asian="normal" style:font-weight-asian="normal" style:font-name-complex="ＭＳ Ｐゴシック1" style:font-size-complex="24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en" fo:country="CA" fo:font-style="italic" style:text-underline-style="none" fo:font-weight="normal" style:font-name-asian="ＭＳ Ｐゴシック1" style:font-size-asian="24pt" style:font-style-asian="italic" style:font-weight-asian="normal" style:font-name-complex="ＭＳ Ｐゴシック1" style:font-size-complex="24pt" style:font-style-complex="italic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Arial2" fo:font-size="24pt" fo:letter-spacing="normal" fo:language="en" fo:country="CA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Arial2" fo:font-size="24pt" fo:letter-spacing="normal" fo:language="en" fo:country="US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Courier1" fo:font-size="24pt" fo:letter-spacing="normal" fo:language="en" fo:country="US" fo:font-style="normal" style:text-underline-style="none" fo:font-weight="normal" style:font-size-asian="24pt" style:font-style-asian="normal" style:font-weight-asian="normal" style:font-name-complex="Courier1" style:font-size-complex="24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Calibri1" fo:font-size="40pt" fo:letter-spacing="normal" fo:language="en" fo:country="US" fo:font-style="normal" style:text-underline-style="none" fo:font-weight="normal" style:font-name-asian="ＭＳ Ｐゴシック1" style:font-size-asian="40pt" style:font-style-asian="normal" style:font-weight-asian="normal" style:font-name-complex="ＭＳ Ｐゴシック1" style:font-size-complex="40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bold" style:font-name-asian="ＭＳ Ｐゴシック1" style:font-size-asian="24pt" style:font-style-asian="normal" style:font-weight-asian="bold" style:font-name-complex="ＭＳ Ｐゴシック1" style:font-size-complex="24pt" style:font-style-complex="normal" style:font-weight-complex="bold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Calibri1" fo:font-size="26pt" fo:letter-spacing="normal" fo:language="en" fo:country="US" fo:font-style="normal" style:text-underline-style="none" fo:font-weight="normal" style:font-name-asian="ＭＳ Ｐゴシック1" style:font-size-asian="26pt" style:font-style-asian="normal" style:font-weight-asian="normal" style:font-name-complex="ＭＳ Ｐゴシック1" style:font-size-complex="26pt" style:font-style-complex="normal" style:font-weight-complex="normal"/>
    </style:style>
    <style:style style:name="T22" style:family="text">
      <style:text-properties fo:font-variant="normal" fo:text-transform="none" fo:color="#ff0000" style:text-line-through-style="none" style:text-line-through-type="none" style:text-position="0% 100%" style:font-name="Calibri1" fo:font-size="26pt" fo:letter-spacing="normal" fo:language="en" fo:country="US" fo:font-style="normal" style:text-underline-style="none" fo:font-weight="normal" style:font-name-asian="ＭＳ Ｐゴシック1" style:font-size-asian="26pt" style:font-style-asian="normal" style:font-weight-asian="normal" style:font-name-complex="ＭＳ Ｐゴシック1" style:font-size-complex="26pt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Calibri1" fo:font-size="26pt" fo:letter-spacing="normal" fo:language="en" fo:country="US" fo:font-style="italic" style:text-underline-style="none" fo:font-weight="normal" style:font-name-asian="ＭＳ Ｐゴシック1" style:font-size-asian="26pt" style:font-style-asian="italic" style:font-weight-asian="normal" style:font-name-complex="ＭＳ Ｐゴシック1" style:font-size-complex="26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271cm" text:min-label-width="0.793cm"/>
        <style:text-properties fo:font-family="StarSymbo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–">
        <style:list-level-properties text:space-before="1.271cm" text:min-label-width="0.793cm"/>
        <style:text-properties fo:font-family="StarSymbol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43cm" text:min-label-width="0.793cm"/>
        <style:text-properties fo:font-family="StarSymbo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0.001cm" text:min-label-width="0.952cm"/>
        <style:text-properties fo:font-family="StarSymbo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Rectangle 2" presentation:style-name="pr1" draw:text-style-name="P2" draw:layer="layout" svg:width="21.589cm" svg:height="4.082cm" svg:x="1.905cm" svg:y="5.918cm" presentation:class="title" presentation:user-transformed="true">
          <draw:text-box>
            <text:p text:style-name="P1"><text:span text:style-name="T1">Users And Groups</text:span></text:p>
          </draw:text-box>
        </draw:frame>
        <draw:frame draw:name="Rectangle 3" presentation:style-name="pr2" draw:text-style-name="P3" draw:layer="layout" svg:width="17.779cm" svg:height="4.867cm" svg:x="3.81cm" svg:y="10.795cm" presentation:class="subtitle" presentation:placeholder="true" presentation:user-transformed="true">
          <draw:text-box/>
        </draw:frame>
        <presentation:notes draw:style-name="dp2">
          <draw:frame draw:name="Rectangle 7" presentation:style-name="pr3" draw:text-style-name="P5" draw:layer="layout" svg:width="8.254cm" svg:height="1.269cm" svg:x="10.791cm" svg:y="24.126cm" presentation:class="page-number" presentation:user-transformed="true">
            <draw:text-box>
              <text:p text:style-name="P4"><text:span text:style-name="T2"><text:page-number>&lt;number&gt;</text:page-number></text:span></text:p>
            </draw:text-box>
          </draw:frame>
          <draw:page-thumbnail draw:name="Rectangle 2" draw:style-name="gr1" draw:layer="layout" svg:width="12.699cm" svg:height="9.524cm" svg:x="3.175cm" svg:y="1.905cm" draw:page-number="1" presentation:class="page"/>
          <draw:frame draw:name="Rectangle 3" presentation:style-name="pr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ecurity Model" draw:style-name="dp1" draw:master-page-name="Title_20_and_20_Content" presentation:presentation-page-layout-name="AL2T11">
        <draw:frame draw:name="Rectangle 2" presentation:style-name="pr5" draw:text-style-name="P2" draw:layer="layout" svg:width="22.859cm" svg:height="3.174cm" svg:x="1.058cm" svg:y="1.058cm" presentation:class="title" presentation:user-transformed="true">
          <draw:text-box>
            <text:p text:style-name="P7"><text:span text:style-name="T1">Security Model</text:span></text:p>
          </draw:text-box>
        </draw:frame>
        <draw:frame draw:name="Rectangle 3" presentation:style-name="pr6" draw:text-style-name="P10" draw:layer="layout" svg:width="16.509cm" svg:height="5.079cm" svg:x="4.022cm" svg:y="3.81cm" presentation:class="outline" presentation:user-transformed="true">
          <draw:text-box>
            <text:p text:style-name="P8"><text:span text:style-name="T3">Two Types of user</text:span></text:p>
            <text:list text:style-name="L4">
              <text:list-item>
                <text:list>
                  <text:list-item>
                    <text:p text:style-name="P9"><text:span text:style-name="T4">root</text:span></text:p>
                  </text:list-item>
                  <text:list-item>
                    <text:p text:style-name="P9"><text:span text:style-name="T4">Everybody else</text:span></text:p>
                  </text:list-item>
                </text:list>
              </text:list-item>
            </text:list>
            <text:p text:style-name="P8"><text:span text:style-name="T3"/></text:p>
            <text:p text:style-name="P8"><text:span text:style-name="T3"/></text:p>
          </draw:text-box>
        </draw:frame>
        <draw:custom-shape draw:name="Rectangle 3" draw:style-name="gr2" draw:text-style-name="P10" draw:layer="layout" svg:width="16.509cm" svg:height="5.079cm" svg:x="3.81cm" svg:y="9.525cm">
          <text:p text:style-name="P11"><text:span text:style-name="T3">Groups</text:span></text:p>
          <text:list text:style-name="L5">
            <text:list-item>
              <text:list>
                <text:list-item>
                  <text:p text:style-name="P12"><text:span text:style-name="T4">Way of granting rights to a set of users</text:span></text:p>
                </text:list-item>
              </text:list>
            </text:list-item>
          </text:list>
          <text:p text:style-name="P11"><text:span text:style-name="T3"/></text:p>
          <text:p text:style-name="P11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7" presentation:style-name="pr7" draw:text-style-name="P5" draw:layer="layout" svg:width="8.254cm" svg:height="1.269cm" svg:x="10.791cm" svg:y="24.126cm" presentation:class="page-number" presentation:user-transformed="true">
            <draw:text-box>
              <text:p text:style-name="P4"><text:span text:style-name="T2"><text:page-number>&lt;number&gt;</text:page-number></text:span></text:p>
            </draw:text-box>
          </draw:frame>
          <draw:page-thumbnail draw:name="Rectangle 2" draw:style-name="gr1" draw:layer="layout" svg:width="12.699cm" svg:height="9.524cm" svg:x="3.175cm" svg:y="1.905cm" draw:page-number="2" presentation:class="page"/>
          <draw:frame draw:name="Rectangle 3" presentation:style-name="pr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User Names and IDs" draw:style-name="dp1" draw:master-page-name="Title_20_and_20_Content" presentation:presentation-page-layout-name="AL2T11">
        <draw:frame draw:name="Title 1" presentation:style-name="pr5" draw:text-style-name="P2" draw:layer="layout" svg:width="22.859cm" svg:height="3.174cm" svg:x="1.27cm" svg:y="0.763cm" presentation:class="title" presentation:user-transformed="true">
          <draw:text-box>
            <text:p text:style-name="P7"><text:span text:style-name="T1">User Names and IDs</text:span></text:p>
          </draw:text-box>
        </draw:frame>
        <draw:frame draw:name="Content Placeholder 2" presentation:style-name="pr6" draw:text-style-name="P10" draw:layer="layout" svg:width="19.261cm" svg:height="13.334cm" svg:x="2.963cm" svg:y="2.963cm" presentation:class="outline" presentation:user-transformed="true">
          <draw:text-box>
            <text:p text:style-name="P13"><text:span text:style-name="T5">UID (User ID)</text:span></text:p>
            <text:list text:style-name="L4">
              <text:list-item>
                <text:list>
                  <text:list-item>
                    <text:p text:style-name="P14"><text:span text:style-name="T6">Integer used by the system to identify a user</text:span></text:p>
                  </text:list-item>
                  <text:list-item>
                    <text:p text:style-name="P14"><text:span text:style-name="T6">Magic value of </text:span><text:span text:style-name="T7">0</text:span><text:span text:style-name="T6">, to identify </text:span><text:span text:style-name="T7">root</text:span></text:p>
                  </text:list-item>
                  <text:list-item>
                    <text:p text:style-name="P14"><text:span text:style-name="T6">By convention we start regular users at 500 (or an other </text:span><text:span text:style-name="T6">“large” number)</text:span></text:p>
                  </text:list-item>
                </text:list>
              </text:list-item>
            </text:list>
            <text:p text:style-name="P15"><text:span text:style-name="T5"/></text:p>
            <text:p text:style-name="P15"><text:span text:style-name="T5">Name</text:span></text:p>
            <text:list text:style-name="L6">
              <text:list-item>
                <text:list>
                  <text:list-item>
                    <text:p text:style-name="P14"><text:span text:style-name="T6">Human readable string </text:span></text:p>
                  </text:list-item>
                  <text:list-item>
                    <text:p text:style-name="P14"><text:span text:style-name="T6">Used by the system to display a users name</text:span></text:p>
                  </text:list-item>
                  <text:list-item>
                    <text:p text:style-name="P14"><text:span text:style-name="T7">Usually</text:span><text:span text:style-name="T6"> a one-to-one mapping with UID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1" draw:layer="layout" svg:width="12.699cm" svg:height="9.524cm" svg:x="3.175cm" svg:y="1.93cm" draw:page-number="3" presentation:class="page"/>
          <draw:frame presentation:style-name="pr9" draw:text-style-name="P1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Why ?" draw:style-name="dp1" draw:master-page-name="Title_20_and_20_Content" presentation:presentation-page-layout-name="AL2T11">
        <draw:frame draw:name="Title 1" presentation:style-name="pr5" draw:text-style-name="P2" draw:layer="layout" svg:width="22.859cm" svg:height="3.174cm" svg:x="0.635cm" svg:y="0.847cm" presentation:class="title" presentation:user-transformed="true">
          <draw:text-box>
            <text:p text:style-name="P7"><text:span text:style-name="T1">Why ?</text:span></text:p>
          </draw:text-box>
        </draw:frame>
        <draw:frame draw:name="Content Placeholder 2" presentation:style-name="pr6" draw:text-style-name="P10" draw:layer="layout" svg:width="22.859cm" svg:height="5.291cm" svg:x="1.905cm" svg:y="4.445cm" presentation:class="outline" presentation:user-transformed="true">
          <draw:text-box>
            <text:p text:style-name="P17"><text:span text:style-name="T8">Efficiency</text:span></text:p>
            <text:list text:style-name="L4">
              <text:list-item>
                <text:list>
                  <text:list-item>
                    <text:p text:style-name="P18"><text:span text:style-name="T9">Space</text:span></text:p>
                  </text:list-item>
                  <text:list-item>
                    <text:p text:style-name="P18"><text:span text:style-name="T9">Speed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1" draw:layer="layout" svg:width="12.699cm" svg:height="9.524cm" svg:x="3.175cm" svg:y="1.93cm" draw:page-number="4" presentation:class="page"/>
          <draw:frame presentation:style-name="pr9" draw:text-style-name="P1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How ?" draw:style-name="dp1" draw:master-page-name="Title_20_and_20_Content" presentation:presentation-page-layout-name="AL2T11">
        <draw:frame draw:name="Title 1" presentation:style-name="pr5" draw:text-style-name="P2" draw:layer="layout" svg:width="22.859cm" svg:height="3.174cm" svg:x="0.635cm" svg:y="0.847cm" presentation:class="title" presentation:user-transformed="true">
          <draw:text-box>
            <text:p text:style-name="P7"><text:span text:style-name="T1">How ?</text:span></text:p>
          </draw:text-box>
        </draw:frame>
        <draw:frame draw:name="Content Placeholder 2" presentation:style-name="pr6" draw:text-style-name="P10" draw:layer="layout" svg:width="22.859cm" svg:height="7.831cm" svg:x="1.905cm" svg:y="4.445cm" presentation:class="outline" presentation:user-transformed="true">
          <draw:text-box>
            <text:p text:style-name="P17"><text:span text:style-name="T8">/etc/passwd</text:span></text:p>
            <text:list text:style-name="L4">
              <text:list-item>
                <text:list>
                  <text:list-item>
                    <text:p text:style-name="P18"><text:span text:style-name="T9">Text file (a.k.a </text:span><text:span text:style-name="T10">flat file)</text:span></text:p>
                  </text:list-item>
                  <text:list-item>
                    <text:p text:style-name="P18"><text:span text:style-name="T9">Maps UID to User Name (and more)</text:span></text:p>
                  </text:list-item>
                  <text:list-item>
                    <text:p text:style-name="P18"><text:span text:style-name="T9">Must be readable by all users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1" draw:layer="layout" svg:width="12.699cm" svg:height="9.524cm" svg:x="3.175cm" svg:y="1.93cm" draw:page-number="5" presentation:class="page"/>
          <draw:frame presentation:style-name="pr9" draw:text-style-name="P1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/etc/passwd" draw:style-name="dp1" draw:master-page-name="Title_20_and_20_Content" presentation:presentation-page-layout-name="AL2T11">
        <draw:frame draw:name="Title 1" presentation:style-name="pr5" draw:text-style-name="P2" draw:layer="layout" svg:width="22.859cm" svg:height="3.174cm" svg:x="0.635cm" svg:y="0.847cm" presentation:class="title" presentation:user-transformed="true">
          <draw:text-box>
            <text:p text:style-name="P7"><text:span text:style-name="T1">/etc/passwd</text:span></text:p>
          </draw:text-box>
        </draw:frame>
        <draw:custom-shape draw:name="Rectangle 3" draw:style-name="gr3" draw:text-style-name="P20" draw:layer="layout" svg:width="22.224cm" svg:height="1.013cm" svg:x="1.482cm" svg:y="4.868cm">
          <text:p text:style-name="P19"><text:span text:style-name="T11">﻿</text:span><text:span text:style-name="T12">﻿</text:span><text:span text:style-name="T11">alice:</text:span><text:span text:style-name="T11">﻿</text:span><text:span text:style-name="T11">$6$W0vb3CWCzT7tj59:500:500::/home/alice:/bin/bas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4" draw:text-style-name="P21" draw:layer="layout" svg:width="5.859cm" svg:height="1.013cm" svg:x="1.058cm" svg:y="3.81cm">
          <text:p text:style-name="P19"><text:span text:style-name="T13">Sample Ent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4" draw:text-style-name="P21" draw:layer="layout" svg:width="5.859cm" svg:height="1.013cm" svg:x="1.482cm" svg:y="6.985cm">
          <text:p text:style-name="P19"><text:span text:style-name="T13">Field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5" draw:text-style-name="P21" draw:layer="layout" svg:width="13.859cm" svg:height="1.013cm" svg:x="2.407cm" svg:y="8.043cm">
          <text:p text:style-name="P19"><text:span text:style-name="T13">name:passwd:UID:GID:comment:directory:shel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5" draw:text-style-name="P21" draw:layer="layout" svg:width="15.616cm" svg:height="1.013cm" svg:x="2.005cm" svg:y="10.795cm">
          <text:p text:style-name="P19"><text:span text:style-name="T13">Note: passwd field is encrypted with a “one way hash”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1" draw:layer="layout" svg:width="12.699cm" svg:height="9.524cm" svg:x="3.175cm" svg:y="1.93cm" draw:page-number="6" presentation:class="page"/>
          <draw:frame presentation:style-name="pr9" draw:text-style-name="P1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roblem…" draw:style-name="dp1" draw:master-page-name="Title_20_and_20_Content" presentation:presentation-page-layout-name="AL2T11">
        <draw:frame draw:name="Title 1" presentation:style-name="pr5" draw:text-style-name="P2" draw:layer="layout" svg:width="22.859cm" svg:height="3.174cm" svg:x="0.635cm" svg:y="0.847cm" presentation:class="title" presentation:user-transformed="true">
          <draw:text-box>
            <text:p text:style-name="P7"><text:span text:style-name="T1">Problem…</text:span></text:p>
          </draw:text-box>
        </draw:frame>
        <draw:frame draw:name="Content Placeholder 2" presentation:style-name="pr6" draw:text-style-name="P10" draw:layer="layout" svg:width="23.917cm" svg:height="5.291cm" svg:x="0.847cm" svg:y="4.445cm" presentation:class="outline" presentation:user-transformed="true">
          <draw:text-box>
            <text:p text:style-name="P13"><text:span text:style-name="T14">The passwd field is hashed, but with a well known </text:span><text:span text:style-name="T14">algorithm.</text:span></text:p>
            <text:p text:style-name="P13"><text:span text:style-name="T14"/></text:p>
            <text:p text:style-name="P13"><text:span text:style-name="T14">Any user can see and other users hashed passwd…</text:span></text:p>
            <text:p text:style-name="P13"><text:span text:style-name="T14"/></text:p>
            <text:p text:style-name="P13"><text:span text:style-name="T14"/></text:p>
            <text:p text:style-name="P13"><text:span text:style-name="T14"/></text:p>
            <text:p text:style-name="P13"><text:span text:style-name="T15">Hint: John the Ripper</text:span></text:p>
            <text:p text:style-name="P17"><text:span text:style-name="T8"/></text:p>
            <text:p text:style-name="P17"><text:span text:style-name="T8"/></text:p>
          </draw:text-box>
        </draw:frame>
        <presentation:notes draw:style-name="dp3">
          <draw:page-thumbnail draw:style-name="gr1" draw:layer="layout" svg:width="12.699cm" svg:height="9.524cm" svg:x="3.175cm" svg:y="1.93cm" draw:page-number="7" presentation:class="page"/>
          <draw:frame presentation:style-name="pr9" draw:text-style-name="P1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Solution B" draw:style-name="dp1" draw:master-page-name="Title_20_and_20_Content" presentation:presentation-page-layout-name="AL2T11">
        <draw:frame draw:name="Title 1" presentation:style-name="pr5" draw:text-style-name="P2" draw:layer="layout" svg:width="22.859cm" svg:height="2.751cm" svg:x="0.635cm" svg:y="0.847cm" presentation:class="title" presentation:user-transformed="true">
          <draw:text-box>
            <text:p text:style-name="P7"><text:span text:style-name="T1">Solution </text:span></text:p>
          </draw:text-box>
        </draw:frame>
        <draw:custom-shape draw:name="Rectangle 6" draw:style-name="gr3" draw:text-style-name="P20" draw:layer="layout" svg:width="17.779cm" svg:height="1.775cm" svg:x="3.175cm" svg:y="6.985cm">
          <text:p text:style-name="P19"><text:span text:style-name="T11">$ ll /etc/passwd</text:span></text:p>
          <text:p text:style-name="P19"><text:span text:style-name="T11">$ ll /etc/shado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3" draw:text-style-name="P20" draw:layer="layout" svg:width="17.779cm" svg:height="1.775cm" svg:x="3.175cm" svg:y="9.948cm">
          <text:p text:style-name="P19"><text:span text:style-name="T11"># grep alice /etc/passwd</text:span></text:p>
          <text:p text:style-name="P19"><text:span text:style-name="T11"># grep alice /etc/shado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4" draw:text-style-name="P21" draw:layer="layout" svg:width="22.512cm" svg:height="2.283cm" svg:x="1.482cm" svg:y="3.598cm">
          <text:p text:style-name="P19"><text:span text:style-name="T16">Leave /etc/passwd “world readable”, place just the passwd field in a file only root can rea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1" draw:layer="layout" svg:width="12.699cm" svg:height="9.524cm" svg:x="3.175cm" svg:y="1.93cm" draw:page-number="8" presentation:class="page"/>
          <draw:frame presentation:style-name="pr9" draw:text-style-name="P1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1" draw:master-page-name="Title_20_and_20_Content" presentation:presentation-page-layout-name="AL2T11">
        <draw:frame draw:name="Title 1_1" presentation:style-name="pr5" draw:text-style-name="P2" draw:layer="layout" svg:width="22.859cm" svg:height="3.174cm" svg:x="0.635cm" svg:y="0.847cm" presentation:class="title" presentation:user-transformed="true">
          <draw:text-box>
            <text:p text:style-name="P7"><text:span text:style-name="T1">/etc/passwd</text:span></text:p>
          </draw:text-box>
        </draw:frame>
        <draw:custom-shape draw:name="Rectangle 3_0" draw:style-name="gr3" draw:text-style-name="P22" draw:layer="layout" svg:width="17.718cm" svg:height="1.013cm" svg:x="1.882cm" svg:y="5.268cm">
          <text:p text:style-name="P19"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_0" draw:style-name="gr4" draw:text-style-name="P23" draw:layer="layout" svg:width="5.859cm" svg:height="1.013cm" svg:x="1.058cm" svg:y="3.81cm">
          <text:p text:style-name="P19"><text:span text:style-name="T13">Sample Ent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24" draw:layer="layout" svg:width="17.478cm" svg:height="0.963cm" svg:x="2.1cm" svg:y="5.268cm">
          <draw:text-box>
            <text:p>root:$1$NlQf1.57$CawE7UrOYp5LXxxzsvGA0.::0:99999:7:::</text:p>
          </draw:text-box>
        </draw:frame>
        <draw:custom-shape draw:name="TextBox 4_1" draw:style-name="gr4" draw:text-style-name="P23" draw:layer="layout" svg:width="5.859cm" svg:height="1.013cm" svg:x="1.058cm" svg:y="7.41cm">
          <text:p text:style-name="P19"><text:span text:style-name="T13">Forma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_2" draw:style-name="gr4" draw:text-style-name="P23" draw:layer="layout" svg:width="9.442cm" svg:height="1.013cm" svg:x="2.958cm" svg:y="8.41cm">
          <text:p text:style-name="P19"><text:span text:style-name="T13">name:hash:aging_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1" draw:layer="layout" svg:width="12.699cm" svg:height="9.524cm" svg:x="3.175cm" svg:y="1.93cm" draw:page-number="9" presentation:class="page"/>
          <draw:frame presentation:style-name="pr9" draw:text-style-name="P2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Title_20_and_20_Content" presentation:presentation-page-layout-name="AL2T11">
        <draw:frame draw:name="Title 1_0" presentation:style-name="pr5" draw:text-style-name="P2" draw:layer="layout" svg:width="22.859cm" svg:height="2.751cm" svg:x="0.635cm" svg:y="0.847cm" presentation:class="title" presentation:user-transformed="true">
          <draw:text-box>
            <text:p text:style-name="P7"><text:span text:style-name="T1">/etc/shadow </text:span></text:p>
          </draw:text-box>
        </draw:frame>
        <draw:custom-shape draw:name="Rectangle 6_0" draw:style-name="gr3" draw:text-style-name="P22" draw:layer="layout" svg:width="17.779cm" svg:height="1.013cm" svg:x="3.175cm" svg:y="6.985cm">
          <text:p text:style-name="P19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24" draw:layer="layout" svg:width="18.226cm" svg:height="1.4cm" svg:x="3cm" svg:y="7cm">
          <draw:text-box>
            <text:p>root:$1$NlQf1.57$CawE7UrOYp5LXxxzsvGA0.::0:99999:7:::</text:p>
          </draw:text-box>
        </draw:frame>
        <presentation:notes draw:style-name="dp4">
          <draw:page-thumbnail draw:style-name="gr1" draw:layer="layout" svg:width="12.699cm" svg:height="9.524cm" svg:x="3.175cm" svg:y="1.93cm" draw:page-number="10" presentation:class="page"/>
          <draw:frame presentation:style-name="pr9" draw:text-style-name="P1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Becoming An Other User" draw:style-name="dp1" draw:master-page-name="Title_20_and_20_Content" presentation:presentation-page-layout-name="AL2T11">
        <draw:frame draw:name="Title 1" presentation:style-name="pr5" draw:text-style-name="P2" draw:layer="layout" svg:width="22.859cm" svg:height="2.751cm" svg:x="0.635cm" svg:y="0.847cm" presentation:class="title" presentation:user-transformed="true">
          <draw:text-box>
            <text:p text:style-name="P7"><text:span text:style-name="T1">Becoming An Other User</text:span></text:p>
          </draw:text-box>
        </draw:frame>
        <draw:custom-shape draw:name="TextBox 4" draw:style-name="gr5" draw:text-style-name="P21" draw:layer="layout" svg:width="11.913cm" svg:height="7.363cm" svg:x="4.099cm" svg:y="4.022cm">
          <text:p text:style-name="P19"><text:span text:style-name="T17">Commands:</text:span></text:p>
          <text:p text:style-name="P19"><text:span text:style-name="T17"><text:tab/></text:span><text:span text:style-name="T18">su</text:span></text:p>
          <text:p text:style-name="P19"><text:span text:style-name="T18"><text:tab/></text:span><text:span text:style-name="T18">su –</text:span></text:p>
          <text:p text:style-name="P19"><text:span text:style-name="T18"><text:tab/></text:span><text:span text:style-name="T18">ssh &lt;user&gt;@localhost</text:span></text:p>
          <text:p text:style-name="P19"><text:span text:style-name="T18"/></text:p>
          <text:p text:style-name="P19"><text:span text:style-name="T18"><text:tab/></text:span><text:span text:style-name="T18">sudo</text:span></text:p>
          <text:p text:style-name="P19"><text:span text:style-name="T18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1" draw:layer="layout" svg:width="12.699cm" svg:height="9.524cm" svg:x="3.175cm" svg:y="1.93cm" draw:page-number="11" presentation:class="page"/>
          <draw:frame presentation:style-name="pr9" draw:text-style-name="P1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Temporary root Access with SETUID" draw:style-name="dp1" draw:master-page-name="Title_20_and_20_Content" presentation:presentation-page-layout-name="AL2T11">
        <draw:frame draw:name="Title 1" presentation:style-name="pr5" draw:text-style-name="P2" draw:layer="layout" svg:width="22.859cm" svg:height="2.751cm" svg:x="0.635cm" svg:y="1.482cm" presentation:class="title" presentation:user-transformed="true">
          <draw:text-box>
            <text:p text:style-name="P7"><text:span text:style-name="T19">Temporary root Access with SETUID</text:span></text:p>
          </draw:text-box>
        </draw:frame>
        <draw:custom-shape draw:name="Rectangle 3" draw:style-name="gr3" draw:text-style-name="P20" draw:layer="layout" svg:width="22.647cm" svg:height="1.775cm" svg:x="1.482cm" svg:y="6.138cm">
          <text:p text:style-name="P19"><text:span text:style-name="T11"># ll /usr/bin/passwd</text:span></text:p>
          <text:p text:style-name="P19"><text:span text:style-name="T11">﻿</text:span><text:span text:style-name="T11">-rwsr-xr-x. 1 root root 25980 Feb 22 <text:s/>2012 /usr/bin/passw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6" draw:style-name="gr8" draw:text-style-name="P26" draw:layer="layout" svg:width="1.692cm" svg:height="1.269cm" svg:x="3.175cm" svg:y="7.83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7" draw:style-name="gr5" draw:text-style-name="P21" draw:layer="layout" svg:width="3.394cm" svg:height="1.013cm" svg:x="4.677cm" svg:y="8.89cm">
          <text:p text:style-name="P27"><text:span text:style-name="T13">SetUID bi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1" draw:layer="layout" svg:width="12.699cm" svg:height="9.524cm" svg:x="3.175cm" svg:y="1.93cm" draw:page-number="12" presentation:class="page"/>
          <draw:frame presentation:style-name="pr9" draw:text-style-name="P1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Groups" draw:style-name="dp1" draw:master-page-name="Title_20_and_20_Content" presentation:presentation-page-layout-name="AL2T11">
        <draw:frame draw:name="Title 1" presentation:style-name="pr5" draw:text-style-name="P2" draw:layer="layout" svg:width="22.859cm" svg:height="3.174cm" svg:x="1.27cm" svg:y="0.763cm" presentation:class="title" presentation:user-transformed="true">
          <draw:text-box>
            <text:p text:style-name="P7"><text:span text:style-name="T1">Groups</text:span></text:p>
          </draw:text-box>
        </draw:frame>
        <draw:frame draw:name="Content Placeholder 2" presentation:style-name="pr6" draw:text-style-name="P10" draw:layer="layout" svg:width="23.494cm" svg:height="10.159cm" svg:x="1.97cm" svg:y="4.087cm" presentation:class="outline" presentation:user-transformed="true">
          <draw:text-box>
            <text:list text:style-name="L7">
              <text:list-item>
                <text:p text:style-name="P28"><text:span text:style-name="T5">Every user may be a member of 1 or more groups</text:span></text:p>
              </text:list-item>
              <text:list-item>
                <text:p text:style-name="P28"><text:span text:style-name="T5">Way of allowing a set of users access to files</text:span></text:p>
              </text:list-item>
              <text:list-item>
                <text:p text:style-name="P28"><text:span text:style-name="T5">Stored in </text:span><text:span text:style-name="T20">/etc/group </text:span><text:span text:style-name="T5">and </text:span><text:span text:style-name="T20">/etc/gshadow</text:span></text:p>
              </text:list-item>
            </text:list>
          </draw:text-box>
        </draw:frame>
        <presentation:notes draw:style-name="dp3">
          <draw:page-thumbnail draw:style-name="gr1" draw:layer="layout" svg:width="12.699cm" svg:height="9.524cm" svg:x="3.175cm" svg:y="1.93cm" draw:page-number="13" presentation:class="page"/>
          <draw:frame presentation:style-name="pr9" draw:text-style-name="P1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User Private Groups" draw:style-name="dp1" draw:master-page-name="Title_20_and_20_Content" presentation:presentation-page-layout-name="AL2T11">
        <draw:frame draw:name="Title 1" presentation:style-name="pr5" draw:text-style-name="P2" draw:layer="layout" svg:width="22.859cm" svg:height="3.174cm" svg:x="1.27cm" svg:y="0.763cm" presentation:class="title" presentation:user-transformed="true">
          <draw:text-box>
            <text:p text:style-name="P7"><text:span text:style-name="T1">User Private Groups</text:span></text:p>
          </draw:text-box>
        </draw:frame>
        <draw:frame draw:name="Content Placeholder 2" presentation:style-name="pr6" draw:text-style-name="P10" draw:layer="layout" svg:width="22.859cm" svg:height="11.641cm" svg:x="1.27cm" svg:y="3.81cm" presentation:class="outline" presentation:user-transformed="true">
          <draw:text-box>
            <text:list text:style-name="L7">
              <text:list-item>
                <text:p text:style-name="P28"><text:span text:style-name="T21">Classically every user was a member of the </text:span><text:span text:style-name="T21">‘users’ group, this led to unintended sharing</text:span><text:span text:style-name="T21"><text:line-break/></text:span><text:span text:style-name="T21"/></text:p>
              </text:list-item>
              <text:list-item>
                <text:p text:style-name="P28"><text:span text:style-name="T21">Most distributions now make each user a </text:span><text:span text:style-name="T21">member of a user private group by default</text:span><text:span text:style-name="T21"><text:line-break/></text:span><text:span text:style-name="T21"/></text:p>
              </text:list-item>
              <text:list-item>
                <text:p text:style-name="P28"><text:span text:style-name="T21">Automatically created when adding a user to </text:span><text:span text:style-name="T21">the system</text:span></text:p>
              </text:list-item>
            </text:list>
            <text:p text:style-name="P28"><text:span text:style-name="T3"/></text:p>
          </draw:text-box>
        </draw:frame>
        <presentation:notes draw:style-name="dp3">
          <draw:page-thumbnail draw:style-name="gr1" draw:layer="layout" svg:width="12.699cm" svg:height="9.524cm" svg:x="3.175cm" svg:y="1.93cm" draw:page-number="14" presentation:class="page"/>
          <draw:frame presentation:style-name="pr9" draw:text-style-name="P1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Managing Users And Groups" draw:style-name="dp1" draw:master-page-name="Title_20_and_20_Content" presentation:presentation-page-layout-name="AL2T11">
        <draw:frame draw:name="Title 1" presentation:style-name="pr5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Managing Users And Groups</text:span></text:p>
          </draw:text-box>
        </draw:frame>
        <draw:frame draw:name="Content Placeholder 2" presentation:style-name="pr6" draw:text-style-name="P10" draw:layer="layout" svg:width="21.166cm" svg:height="11.852cm" svg:x="2.963cm" svg:y="3.598cm" presentation:class="outline" presentation:user-transformed="true">
          <draw:text-box>
            <text:p text:style-name="P17"><text:span text:style-name="T4">Commands</text:span></text:p>
            <text:list text:style-name="L4">
              <text:list-item>
                <text:list>
                  <text:list-item>
                    <text:p text:style-name="P18"><text:span text:style-name="T21">useradd</text:span></text:p>
                  </text:list-item>
                  <text:list-item>
                    <text:p text:style-name="P18"><text:span text:style-name="T21">usermod</text:span></text:p>
                  </text:list-item>
                  <text:list-item>
                    <text:p text:style-name="P18"><text:span text:style-name="T21">groupadd</text:span></text:p>
                  </text:list-item>
                  <text:list-item>
                    <text:p text:style-name="P18"><text:span text:style-name="T21">gpasswd</text:span></text:p>
                  </text:list-item>
                  <text:list-item>
                    <text:p text:style-name="P18"><text:span text:style-name="T21">passwd</text:span></text:p>
                  </text:list-item>
                </text:list>
              </text:list-item>
            </text:list>
            <text:p text:style-name="P29"><text:span text:style-name="T22">Note: Never edit the files directly</text:span></text:p>
            <text:p text:style-name="P29"><text:span text:style-name="T23">Let’s try some examples</text:span></text:p>
          </draw:text-box>
        </draw:frame>
        <presentation:notes draw:style-name="dp3">
          <draw:page-thumbnail draw:style-name="gr1" draw:layer="layout" svg:width="12.699cm" svg:height="9.524cm" svg:x="3.175cm" svg:y="1.93cm" draw:page-number="15" presentation:class="page"/>
          <draw:frame presentation:style-name="pr9" draw:text-style-name="P16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2" svg:font-family="Arial"/>
    <style:font-face style:name="Calibri1" svg:font-family="Calibri"/>
    <style:font-face style:name="Courier1" svg:font-family="Courier"/>
    <style:font-face style:name="ＭＳ Ｐゴシック1" svg:font-family="'ＭＳ Ｐゴシック'"/>
    <style:font-face style:name="Lucida Sans Unicode1" svg:font-family="'Lucida Sans Unicode'" style:font-family-generic="modern" style:font-pitch="fixed"/>
    <style:font-face style:name="Arial" svg:font-family="Arial" style:font-pitch="variable"/>
    <style:font-face style:name="Calibri" svg:font-family="Calibri" style:font-pitch="variable"/>
    <style:font-face style:name="Courier" svg:font-family="Courier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ＭＳ Ｐゴシック" svg:font-family="'ＭＳ Ｐゴシック'" style:font-pitch="variable"/>
    <style:font-face style:name="DejaVu Sans" svg:font-family="'DejaVu Sans'" style:font-family-generic="modern" style:font-pitch="variable"/>
    <style:font-face style:name="Lucida Sans Unicode" svg:font-family="'Lucida Sans Unicode'" style:font-family-generic="modern" style:font-pitch="variable"/>
    <style:font-face style:name="Arial1" svg:font-family="Arial" style:font-family-generic="roman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DejaVu Sans2" svg:font-family="'DejaVu Sans'" style:font-family-generic="swiss" style:font-pitch="variable"/>
    <style:font-face style:name="Lucida Sans Unicode2" svg:font-family="'Lucida Sans Unicode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ＭＳ Ｐゴシック2" svg:font-family="'ＭＳ Ｐゴシック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32pt" style:font-style-asian="normal" style:font-weight-asian="normal" style:font-name-complex="ＭＳ Ｐゴシック1" style:font-family-complex="'ＭＳ Ｐゴシック'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name-asian="ＭＳ Ｐゴシック1" style:font-family-asian="'ＭＳ Ｐゴシック'" style:font-size-asian="24pt" style:font-style-asian="normal" style:font-weight-asian="normal" style:font-size-complex="2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44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44pt" style:font-style-asian="normal" style:font-weight-asian="normal" style:font-name-complex="ＭＳ Ｐゴシック1" style:font-family-complex="'ＭＳ Ｐゴシック'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32pt" style:font-style-asian="normal" style:font-weight-asian="normal" style:font-name-complex="ＭＳ Ｐゴシック1" style:font-family-complex="'ＭＳ Ｐゴシック'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name-asian="ＭＳ Ｐゴシック1" style:font-family-asian="'ＭＳ Ｐゴシック'" style:font-size-asian="24pt" style:font-style-asian="normal" style:font-weight-asian="normal" style:font-size-complex="24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44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44pt" style:font-style-asian="normal" style:font-weight-asian="normal" style:font-name-complex="ＭＳ Ｐゴシック1" style:font-family-complex="'ＭＳ Ｐゴシック'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Object_20_with_20_no_20_fill_20_and_20_no_20_line">
      <style:graphic-properties draw:stroke="none" svg:stroke-width="0.026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_20_Slide-title">
      <style:graphic-properties draw:stroke="none" svg:stroke-width="0cm" draw:fill="none" draw:textarea-vertical-align="top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Mpr5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6" style:family="presentation" style:parent-style-name="Title_20_and_20_Content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7" style:family="presentation" style:parent-style-name="Title_20_and_20_Content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  <style:text-properties fo:font-size="18pt"/>
    </style:style>
    <style:style style:name="MP6" style:family="paragraph">
      <style:paragraph-properties fo:margin-top="0cm" fo:margin-bottom="0cm" fo:line-height="100%" fo:text-align="center" style:punctuation-wrap="hanging" style:writing-mode="lr-tb"/>
    </style:style>
    <style:style style:name="MP7" style:family="paragraph">
      <loext:graphic-properties draw:fill="none"/>
      <style:paragraph-properties fo:text-align="center" style:writing-mode="lr-tb" style:font-independent-line-spacing="true"/>
      <style:text-properties fo:font-size="44pt"/>
    </style:style>
    <style:style style:name="MP8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</style:style>
    <style:style style:name="MP9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</style:style>
    <style:style style:name="MP10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</style:style>
    <style:style style:name="MP11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</style:style>
    <style:style style:name="MP12" style:family="paragraph">
      <loext:graphic-properties draw:fill="none"/>
      <style:paragraph-properties fo:text-align="center" style:writing-mode="lr-tb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language="en" fo:country="US" fo:font-style="normal" style:text-underline-style="none" fo:font-weight="normal" style:font-name-asian="ＭＳ Ｐゴシック1" style:font-size-asian="44pt" style:font-style-asian="normal" style:font-weight-asian="normal" style:font-name-complex="ＭＳ Ｐゴシック1" style:font-size-complex="4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language="en" fo:country="US" fo:font-style="normal" style:text-underline-style="none" fo:font-weight="normal" style:font-name-asian="ＭＳ Ｐゴシック1" style:font-size-asian="32pt" style:font-style-asian="normal" style:font-weight-asian="normal" style:font-name-complex="ＭＳ Ｐゴシック1" style:font-size-complex="3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language="en" fo:country="US" fo:font-style="normal" style:text-underline-style="none" fo:font-weight="normal" style:font-name-asian="ＭＳ Ｐゴシック1" style:font-size-asian="28pt" style:font-style-asian="normal" style:font-weight-asian="normal" style:font-name-complex="ＭＳ Ｐゴシック1" style:font-size-complex="28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style:font-name-asian="ＭＳ Ｐゴシック1" style:font-size-asian="24pt" style:font-style-asian="normal" style:font-weight-asian="normal" style:font-name-complex="ＭＳ Ｐゴシック1" style:font-size-complex="2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language="en" fo:country="US" fo:font-style="normal" style:text-underline-style="none" fo:font-weight="normal" style:font-name-asian="ＭＳ Ｐゴシック1" style:font-size-asian="20pt" style:font-style-asian="normal" style:font-weight-asian="normal" style:font-name-complex="ＭＳ Ｐゴシック1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9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Picture 2" draw:style-name="Mgr3" draw:text-style-name="MP5" draw:layer="backgroundobjects" svg:width="7.037cm" svg:height="1.983cm" svg:x="0.099cm" svg:y="16.942cm">
        <draw:image xlink:href="Pictures/100000000000010A0000004B03979B3D5F3B06EE.png" xlink:type="simple" xlink:show="embed" xlink:actuate="onLoad" loext:mime-type="image/png">
          <text:p/>
        </draw:image>
      </draw:frame>
      <draw:frame draw:name="Title 1" presentation:style-name="Mpr1" draw:text-style-name="MP7" draw:layer="backgroundobjects" svg:width="21.589cm" svg:height="4.082cm" svg:x="1.905cm" svg:y="5.918cm" presentation:class="title" presentation:user-transformed="true">
        <draw:text-box>
          <text:p text:style-name="MP6"><text:span text:style-name="MT2">Click to edit Master title </text:span><text:span text:style-name="MT2">style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8.624cm" svg:height="10.476cm" svg:x="1.482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9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frame draw:name="Picture 2" draw:style-name="Mgr3" draw:text-style-name="MP5" draw:layer="backgroundobjects" svg:width="7.037cm" svg:height="1.983cm" svg:x="0.099cm" svg:y="16.942cm">
        <draw:image xlink:href="Pictures/100000000000010A0000004B03979B3D5F3B06EE.png" xlink:type="simple" xlink:show="embed" xlink:actuate="onLoad" loext:mime-type="image/png">
          <text:p/>
        </draw:image>
      </draw:frame>
      <draw:frame draw:name="Title 1" presentation:style-name="Mpr4" draw:text-style-name="MP7" draw:layer="backgroundobjects" svg:width="22.859cm" svg:height="3.174cm" svg:x="1.27cm" svg:y="0.763cm" presentation:class="title" presentation:user-transformed="true">
        <draw:text-box>
          <text:p text:style-name="MP6"><text:span text:style-name="MT2">Click to edit Master title </text:span><text:span text:style-name="MT2">style</text:span></text:p>
        </draw:text-box>
      </draw:frame>
      <draw:frame draw:name="Content Placeholder 2" presentation:style-name="Mpr5" draw:text-style-name="MP12" draw:layer="backgroundobjects" svg:width="22.859cm" svg:height="12.571cm" svg:x="1.27cm" svg:y="4.445cm" presentation:class="outline" presentation:user-transformed="true">
        <draw:text-box>
          <text:list text:style-name="ML3">
            <text:list-item>
              <text:p text:style-name="MP8"><text:span text:style-name="MT3">Click to edit Master text styles</text:span></text:p>
              <text:list>
                <text:list-item>
                  <text:p text:style-name="MP9"><text:span text:style-name="MT4">Second level</text:span></text:p>
                  <text:list>
                    <text:list-item>
                      <text:p text:style-name="MP10"><text:span text:style-name="MT5">Third level</text:span></text:p>
                      <text:list>
                        <text:list-item>
                          <text:p text:style-name="MP11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itle_20_and_20_Content-title" draw:layer="backgroundobjects" svg:width="12.699cm" svg:height="9.524cm" svg:x="3.175cm" svg:y="1.93cm" presentation:class="page"/>
        <draw:frame presentation:style-name="Title_20_and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6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9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PowerPoint Presentation</dc:title>
    <meta:initial-creator>Minaji, Brian</meta:initial-creator>
    <meta:editing-cycles>231</meta:editing-cycles>
    <meta:creation-date>1601-01-01T00:00:00</meta:creation-date>
    <dc:date>2023-01-11T21:29:58.810782744</dc:date>
    <meta:editing-duration>P5DT3H23M43S</meta:editing-duration>
    <meta:generator>LibreOffice/6.4.7.2$Linux_X86_64 LibreOffice_project/40$Build-2</meta:generator>
    <meta:document-statistic meta:object-count="104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2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4</meta:user-defined>
    <meta:template xlink:type="simple" xlink:actuate="onRequest" xlink:title="Mohawk" xlink:href=""/>
  </office:meta>
</office:document-meta>
</file>